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9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2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638in" fo:margin-right="0in" fo:text-indent="0in" style:auto-text-indent="false" fo:background-color="#e6e6ff">
        <style:tab-stops>
          <style:tab-stop style:position="1.624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fo:font-size="8pt" style:font-size-asian="8pt" style:font-size-complex="8pt"/>
    </style:style>
    <style:style style:name="P17" style:family="paragraph" style:parent-style-name="Standard">
      <style:paragraph-properties fo:margin-left="1.4508in" fo:margin-right="0in" fo:text-align="justify" style:justify-single-word="false" fo:text-indent="-0.967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5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A KEZELÉSE</text:p>
      <text:p text:style-name="P1"/>
      <text:p text:style-name="P3">1.<text:tab/>Adatbázis létrehozása</text:p>
      <text:p text:style-name="P4">Először is létre kell hozni egy PostGIS kiterjesztéssel és topológiával rendelkező adatbázist.</text:p>
      <text:p text:style-name="P4"/>
      <text:p text:style-name="P8"><text:span text:style-name="T4">sudo su <text:s/></text:span><text:span text:style-name="T5">myuser</text:span></text:p>
      <text:p text:style-name="P7">createdb <text:span text:style-name="T1">mydb</text:span></text:p>
      <text:p text:style-name="P7">psql -q -d <text:span text:style-name="T1">mydb</text:span> -f /usr/share/postgresql/9.1/contrib/postgis-2.0/postgis.sql</text:p>
      <text:p text:style-name="P7">psql -q -d <text:span text:style-name="T1">mydb</text:span> -f /usr/share/postgresql/9.1/contrib/postgis-2.0/spatial_ref_sys.sql<text:tab/>#<text:span text:style-name="T3">spatial_ref_sys tabla létrehozása a public schema-ban</text:span></text:p>
      <text:p text:style-name="P7">psql -q -d <text:span text:style-name="T1">mydb</text:span> -f /usr/share/postgresql/9.1/contrib/postgis_comments.sql</text:p>
      <text:p text:style-name="P7">psql -q -d <text:span text:style-name="T1">mydb</text:span> -f /usr/share/postgresql/9.1/contrib/legacy_minimal.sql <text:s text:c="12"/><text:tab/><text:tab/>#<text:span text:style-name="T3">ez azert kell, mert megvaltoztak a fv nevek</text:span></text:p>
      <text:p text:style-name="P7">psql -q -d <text:span text:style-name="T1">mydb</text:span> -f /usr/share/postgresql/9.1/contrib/postgis-2.0/topology.sql<text:tab/><text:tab/>#<text:span text:style-name="T3">topology schema létrehozása</text:span></text:p>
      <text:p text:style-name="P7"><text:s text:c="4"/>cat &lt;&lt;EOS | psql -d <text:span text:style-name="T1">mydb</text:span></text:p>
      <text:p text:style-name="P7"><text:s text:c="8"/>UPDATE pg_database SET datistemplate = TRUE WHERE datname = '<text:span text:style-name="T1">mydb</text:span>';</text:p>
      <text:p text:style-name="P7"><text:s text:c="8"/>REVOKE ALL ON SCHEMA public FROM public;</text:p>
      <text:p text:style-name="P7"><text:s text:c="8"/>GRANT USAGE ON SCHEMA public TO public;</text:p>
      <text:p text:style-name="P7"><text:s text:c="8"/>GRANT ALL ON SCHEMA public TO postgres;</text:p>
      <text:p text:style-name="P7"><text:s text:c="8"/>GRANT SELECT, UPDATE, INSERT, DELETE</text:p>
      <text:p text:style-name="P7"><text:s text:c="10"/>ON TABLE public.geometry_columns TO PUBLIC;</text:p>
      <text:p text:style-name="P7"><text:s text:c="10"/>GRANT SELECT, UPDATE, INSERT, DELETE</text:p>
      <text:p text:style-name="P7"><text:s text:c="12"/>ON TABLE public.spatial_ref_sys TO PUBLIC;</text:p>
      <text:p text:style-name="P9"><text:span text:style-name="T4">EOS</text:span></text:p>
      <text:p text:style-name="P6"/>
      <text:p text:style-name="P3">2.<text:tab/>Topológia létrehozása</text:p>
      <text:p text:style-name="P4">Ezen a ponton rendelkezésünkre áll egy <text:span text:style-name="T2">mydb</text:span> nevü adatbázis, melyben két Schema szerepel: <text:span text:style-name="T1">public</text:span> és a <text:span text:style-name="T1">topology</text:span>. A <text:span text:style-name="T1">mytopology</text:span> nevü topologia létrehozásával a topology schema-ban létrejön <text:s/>egy <text:span text:style-name="T1">layer </text:span>és egy <text:span text:style-name="T1">topology</text:span> nevü tábla és a megadott schema-ban pedig létrejön 5 másik tábla: <text:span text:style-name="T1">node</text:span>, <text:span text:style-name="T1">edge_data</text:span>, <text:span text:style-name="T1">face</text:span> és a <text:span text:style-name="T1">relation</text:span>.</text:p>
      <text:p text:style-name="P4"/>
      <text:p text:style-name="P11">sudo su myuser -c psql mydb</text:p>
      <text:p text:style-name="P12"><text:span text:style-name="T6">template1=# SELECT topology.</text:span><text:span text:style-name="T1">CreateTopology</text:span><text:span text:style-name="T6">( '</text:span><text:span text:style-name="T1">mytopology</text:span><text:span text:style-name="T6">' )</text:span></text:p>
      <text:p text:style-name="P4"/>
      <text:p text:style-name="P3">3.<text:tab/>Topológia felépítése</text:p>
      <text:p text:style-name="P4">Most pedig szépen felépítjük a topológiát pontok és élek megadásával, illetve a topológiához való adásával</text:p>
      <text:p text:style-name="P4"/>
      <text:p text:style-name="P12"><text:span text:style-name="T6"/></text:p>
      <text:p text:style-name="P12"><text:span text:style-name="T6">-- topologikus pontokat helyez el benne</text:span></text:p>
      <text:p text:style-name="P12"><text:span text:style-name="T6">select topology.ST_AddIsoNode( 'mytopology', 0, 'Point(645446.22 <text:s/>227900.57)' );</text:span></text:p>
      <text:p text:style-name="P12"><text:span text:style-name="T6">select topology.ST_AddIsoNode( 'mytopology', 0, 'Point(645543.58 <text:s/>227960.08)' );</text:span></text:p>
      <text:p text:style-name="P12"><text:span text:style-name="T6">select topology.ST_AddIsoNode( 'mytopology', 0, 'Point(645609.10 <text:s/>227854.38)' );</text:span></text:p>
      <text:p text:style-name="P12"><text:span text:style-name="T6">select topology.ST_AddIsoNode( 'mytopology', 0, 'Point(645512.35 <text:s/>227793.30)' );</text:span></text:p>
      <text:p text:style-name="P12"><text:span text:style-name="T6"/></text:p>
      <text:p text:style-name="P12"><text:span text:style-name="T6">-- topologikus eleket helyez el benne</text:span></text:p>
      <text:p text:style-name="P12"><text:span text:style-name="T6">select topology.ST_AddEdgeModFace( 'mytopology', 1, 2, 'LINESTRING(645446.22 <text:s/>227900.57, 645543.58 <text:s/>227960.08)');</text:span></text:p>
      <text:p text:style-name="P12"><text:span text:style-name="T6">select topology.ST_AddEdgeModFace( 'mytopology', 2, 3, 'LINESTRING(645543.58 <text:s/>227960.08, 645609.10 <text:s/>227854.38)');</text:span></text:p>
      <text:p text:style-name="P12"><text:span text:style-name="T6">select topology.ST_AddEdgeModFace( 'mytopology', 3, 4, 'LINESTRING(645609.10 <text:s/>227854.38, 645512.35 <text:s/>227793.30)');</text:span></text:p>
      <text:p text:style-name="P12"><text:span text:style-name="T6">select topology.ST_AddEdgeModFace( 'mytopology', 4, 1, 'LINESTRING(645512.35 <text:s/>227793.30, 645446.22 <text:s/>227900.57)');</text:span></text:p>
      <text:p text:style-name="P12"><text:span text:style-name="T6"/></text:p>
      <text:p text:style-name="P4"><text:span text:style-name="T6"/></text:p>
      <text:p text:style-name="P4"><text:span text:style-name="T1">ST_AddIsoNode(</text:span> atopology, aface, apoint <text:span text:style-name="T1">)</text:span> függévny hozza létre a pont topológiát. Paraméterei:</text:p>
      <text:p text:style-name="P17">atopology<text:tab/>-azt a topologiát azonosítja, ahova a pontot kívánjuk elhelyezni</text:p>
      <text:p text:style-name="P17">aface<text:tab/>-azt a Face-t azonosítja, ahova a pontot elhelyezzük. Ha nem Face-re kerül a pont akkor -1 az értéke</text:p>
      <text:p text:style-name="P17">apoint<text:tab/>-az elhelyezendő pont</text:p>
      <text:p text:style-name="P4"><text:span text:style-name="T6"/></text:p>
      <text:p text:style-name="P4">Visszatérési értéke pedig a pont azonosítója</text:p>
      <text:p text:style-name="P15"><text:span text:style-name="T6"/></text:p>
      <text:p text:style-name="P4"><text:span text:style-name="T1">ST_AddedgeModFace(</text:span> atopology, anode, anothernode, acurve <text:span text:style-name="T1">)</text:span> függévny hozza létre az él topológiát. Paraméterei:</text:p>
      <text:p text:style-name="P17">atopology<text:tab/>-azt a topologiát azonosítja, ahova az élet kívánjuk elhelyezni</text:p>
      <text:p text:style-name="P17">anode<text:tab/>-azonosítja az él kezdő pontját, mint topológiai pontot</text:p>
      <text:p text:style-name="P17">anothernode<text:tab/>-azonosítja az él végpontját, mint topológiai pontot</text:p>
      <text:p text:style-name="P17">acurve<text:tab/>-azonosít egy görbét, ami összeköti a kezdő és végpontot</text:p>
      <text:p text:style-name="P4"><text:span text:style-name="T6"/></text:p>
      <text:p text:style-name="P4"><text:span text:style-name="T6">Visszatérési értéke pedig az él azonosítója</text:span></text:p>
      <text:p text:style-name="P4"><text:span text:style-name="T6"/></text:p>
      <text:p text:style-name="P3">4.<text:tab/>Topológikus geometria összeállítása</text:p>
      <text:p text:style-name="P4">A létrehozott topológiából összeállíthatunk egy geometriát egy topogeometry típusú mezőben.</text:p>
      <text:p text:style-name="P4"/>
      <text:p text:style-name="P12"><text:span text:style-name="T6">CREATE TABLE "public"."</text:span><text:span text:style-name="T1">parcel</text:span><text:span text:style-name="T6">" (gid serial PRIMARY KEY, "id" numeric(10,0)) with oids;</text:span></text:p>
      <text:p text:style-name="P12"><text:span text:style-name="T6">SELECT topology.AddTopoGeometryColumn( 'mytopology', 'public', 'parcel', 'topo_geom', 'POLYGON');</text:span></text:p>
      <text:p text:style-name="P12"><text:soft-page-break/><text:span text:style-name="T6">INSERT INTO public.parcel ( “id”, <text:s/>“topo_geom” ) VALUES ( 1, topology.CreateTopoGeom( 'mytopology', 3, 1, '{{1,3}}') <text:s/>);</text:span></text:p>
      <text:p text:style-name="P14"><text:span text:style-name="T6"/></text:p>
      <text:p text:style-name="P15"><text:span text:style-name="T6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8-27T00:17:47</dc:date>
    <meta:editing-duration>PT7H43M1S</meta:editing-duration>
    <meta:editing-cycles>33</meta:editing-cycles>
    <meta:generator>LibreOffice/3.5$Linux_x86 LibreOffice_project/350m1$Build-2</meta:generator>
    <meta:document-statistic meta:table-count="0" meta:image-count="0" meta:object-count="0" meta:page-count="2" meta:paragraph-count="52" meta:word-count="438" meta:character-count="3726" meta:non-whitespace-character-count="3233"/>
  </office:meta>
</office:document-meta>
</file>